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61db" officeooo:paragraph-rsid="000861db"/>
    </style:style>
    <style:style style:name="P2" style:family="paragraph" style:parent-style-name="Standard">
      <style:text-properties fo:font-style="italic" officeooo:rsid="000861db" officeooo:paragraph-rsid="000861db" style:font-style-asian="italic" style:font-style-complex="italic"/>
    </style:style>
    <style:style style:name="P3" style:family="paragraph" style:parent-style-name="Standard">
      <style:text-properties fo:font-style="normal" officeooo:rsid="000861db" officeooo:paragraph-rsid="000861db" style:font-style-asian="normal" style:font-style-complex="normal"/>
    </style:style>
    <style:style style:name="P4" style:family="paragraph" style:parent-style-name="Standard">
      <style:text-properties officeooo:rsid="0009e9e5" officeooo:paragraph-rsid="0009e9e5"/>
    </style:style>
    <style:style style:name="P5" style:family="paragraph" style:parent-style-name="Standard">
      <style:text-properties officeooo:rsid="000b8269" officeooo:paragraph-rsid="000b8269"/>
    </style:style>
    <style:style style:name="P6" style:family="paragraph" style:parent-style-name="Standard">
      <style:text-properties officeooo:rsid="000bf54b" officeooo:paragraph-rsid="000bf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de login → Save mdp, login dans la base user mais ne pas renvoyer quand on appelle</text:p>
      <text:p text:style-name="P1">On fait un envoi crypté, et on test par le cryptage</text:p>
      <text:p text:style-name="P1">La ligne de dépense : payeur, receveur, groupe</text:p>
      <text:p text:style-name="P1"><text:tab/>Vérifier que les deux users soient dans la groupe</text:p>
      <text:p text:style-name="P1"/>
      <text:p text:style-name="P1">Mettre un owner dans le groupe et quand on va les voir, il est en doré pour le signifier ? Lui donner le bouton destroy all dans la page avec les participants<text:line-break/></text:p>
      <text:p text:style-name="P1">Indiquer le nom de la personne en haut à droite de la page</text:p>
      <text:p text:style-name="P1"/>
      <text:p text:style-name="P2">Un user paye, vers la table d »pense, reliée à la table tampon des endettés pour qu’on puisse en mettre plusieurs</text:p>
      <text:p text:style-name="P2">tampon :</text:p>
      <text:p text:style-name="P2"><text:tab/>id_depense</text:p>
      <text:p text:style-name="P2"><text:tab/>id_endette</text:p>
      <text:p text:style-name="P2"><text:tab/>id_endette</text:p>
      <text:p text:style-name="P3">Pas obligé, car on peut juste mettre plusieurs transactions dans la table dépense</text:p>
      <text:p text:style-name="P2"/>
      <text:p text:style-name="P1">La personne qui créer la dépense n’est pas forcement la personne concernée par la dépense, donc mettre liste déroulante pour choisir</text:p>
      <text:p text:style-name="P1">Comment sélectionner les différentes personnes endettés, dans un forme à sélection multiple ?</text:p>
      <text:p text:style-name="P1"/>
      <text:p text:style-name="P1">Avoir un système pour faire à part pas égales ?</text:p>
      <text:p text:style-name="P1">Faire des langues différentes ?</text:p>
      <text:p text:style-name="P1">Faire un emoji sur le groupe ?</text:p>
      <text:p text:style-name="P1">Faire des tags</text:p>
      <text:p text:style-name="P1"/>
      <text:p text:style-name="P1">Codage des images en binaire et stocker en dur dans la bdd (un blob) (byte64 en postgres?)</text:p>
      <text:p text:style-name="P1"/>
      <text:p text:style-name="P5">Rejoindre un tricount : </text:p>
      <text:p text:style-name="P5"><text:tab/>Entrer le numéro qui sera une suite aléatoire de caractères (A METTRE DANS LA BASE)</text:p>
      <text:p text:style-name="P5"><text:tab/>Ajouter le lien au même endroit que créer groupe, avec un snackbar ouvrant</text:p>
      <text:p text:style-name="P5"/>
      <text:p text:style-name="P6">Créer un tricount : s’add automatiquement à la table user-group pour y apparaître</text:p>
      <text:p text:style-name="P6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08:39:41.654518326</meta:creation-date>
    <dc:date>2023-12-18T14:14:55.343480408</dc:date>
    <meta:editing-duration>P1DT7H8M28S</meta:editing-duration>
    <meta:editing-cycles>4</meta:editing-cycles>
    <meta:generator>LibreOffice/7.5.9.2$Linux_X86_64 LibreOffice_project/50$Build-2</meta:generator>
    <meta:document-statistic meta:table-count="0" meta:image-count="0" meta:object-count="0" meta:page-count="1" meta:paragraph-count="23" meta:word-count="251" meta:character-count="1387" meta:non-whitespace-character-count="1151"/>
  </office:meta>
</office:document-meta>
</file>